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a3aa1"/>
    </style:style>
    <style:style style:name="T1" style:family="text">
      <style:text-properties fo:color="#071711" loext:opacity="100%" style:font-name="Inter" fo:font-size="12pt" fo:letter-spacing="normal" fo:font-style="italic" fo:font-weight="normal"/>
    </style:style>
    <style:style style:name="T2" style:family="text">
      <style:text-properties fo:color="#071711" loext:opacity="100%" style:font-name="Inter" fo:font-size="9pt" fo:letter-spacing="normal" fo:font-style="italic" fo:font-weight="normal"/>
    </style:style>
    <style:style style:name="T3" style:family="text">
      <style:text-properties fo:color="#071711" loext:opacity="100%" style:font-name="Inter" fo:font-size="9pt" fo:letter-spacing="normal" fo:font-style="italic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rinity Chung<text:line-break/></text:span><text:span text:style-name="Emphasis"><text:span text:style-name="T2">Undergraduate student at University of California, </text:span></text:span></text:p>
      <text:p text:style-name="P2"><text:span text:style-name="Emphasis"><text:span text:style-name="T2">California, Berkeley, CA 94720, USA</text:span></text:span><text:span text:style-name="T1"><text:line-break/></text:span><text:a xlink:type="simple" xlink:href="mailto:trinityc@berkeley.edu" text:style-name="Internet_20_link" text:visited-style-name="Visited_20_Internet_20_Link"><text:span text:style-name="T3">trinityc@berkeley.edu</text:span></text:a></text:p>
      <text:p text:style-name="P1"><text:span text:style-name="T3"/></text:p>
      <text:p text:style-name="P2"><text:span text:style-name="T1">T. J. Sego<text:line-break/></text:span><text:span text:style-name="Emphasis"><text:span text:style-name="T2">Assistant Professor, </text:span></text:span></text:p>
      <text:p text:style-name="P2"><text:span text:style-name="Emphasis"><text:span text:style-name="T2">Ph.D. at Department of Medicine, </text:span></text:span></text:p>
      <text:p text:style-name="P2"><text:span text:style-name="Emphasis"><text:span text:style-name="T2">University of Florida, </text:span></text:span></text:p>
      <text:p text:style-name="P2"><text:span text:style-name="Emphasis"><text:span text:style-name="T2">Florida, Gainesville, FL 32611, USA</text:span></text:span></text:p>
      <text:p text:style-name="P2"><text:span text:style-name="Emphasis"><text:span text:style-name="T2"/></text:span></text:p>
      <text:p text:style-name="P2"><text:span text:style-name="T1">James A. Glazier<text:line-break/></text:span><text:span text:style-name="Emphasis"><text:span text:style-name="T2">Professor, </text:span></text:span></text:p>
      <text:p text:style-name="P2"><text:span text:style-name="Emphasis"><text:span text:style-name="T2">Ph.D. at Biocomplexity Institute and Department of Intelligent Systems Engineering, </text:span></text:span></text:p>
      <text:p text:style-name="P2"><text:span text:style-name="Emphasis"><text:span text:style-name="T2">Indiana University, </text:span></text:span></text:p>
      <text:p text:style-name="P2"><text:span text:style-name="Emphasis"><text:span text:style-name="T2">Indiana, Bloomington, IN 47408, USA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4:23:55.260627556</meta:creation-date>
    <dc:date>2024-01-11T04:26:56.620370799</dc:date>
    <meta:editing-duration>PT3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3" meta:character-count="412" meta:non-whitespace-character-count="362"/>
  </office:meta>
</office:document-meta>
</file>